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lyVerificationTest.shouldVerifyMethodWasInvokedExclusiv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lyVerificationTest.shouldFailIfExtraMethodWithDifferentArgsF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nlyVerificationTest.shouldVerifyMethodWasInvokedExclusivelyWhenTwoMocksIn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nlyVerificationTest.shouldFailIfMethodWasNotInvo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nlyVerificationTest.shouldFailIfMethodWasInvokedButWithDifferentArgu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nlyVerificationTest.shouldVerifyMethodWasInvokedExclusivelyWithMatchers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lyVerificationTest.should_return_formatted_output_from_toString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lyVerificationTest.shouldFailIfMethodWasInvokedMoreThanO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